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0dc9" officeooo:paragraph-rsid="001f0dc9"/>
    </style:style>
    <style:style style:name="P2" style:family="paragraph" style:parent-style-name="Standard">
      <style:text-properties officeooo:paragraph-rsid="00223c4d"/>
    </style:style>
    <style:style style:name="P3" style:family="paragraph" style:parent-style-name="Standard">
      <style:text-properties fo:font-style="normal" style:text-underline-style="none" fo:font-weight="normal" officeooo:rsid="00248448" officeooo:paragraph-rsid="002641cf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style:text-underline-style="none" fo:font-weight="normal" officeooo:rsid="0026c3c9" officeooo:paragraph-rsid="0026c3c9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normal" officeooo:rsid="00277eff" officeooo:paragraph-rsid="00277eff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277eff" officeooo:paragraph-rsid="002e2761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29d31d" officeooo:paragraph-rsid="0029d31d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29d31d" officeooo:paragraph-rsid="002e2761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20b7c0" officeooo:paragraph-rsid="00223c4d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2bb3b5" officeooo:paragraph-rsid="002bb3b5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2bb3b5" officeooo:paragraph-rsid="002e2761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2e642d" officeooo:paragraph-rsid="002e642d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bold" officeooo:rsid="001f0dc9" officeooo:paragraph-rsid="00277eff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style:text-underline-style="none" fo:font-weight="bold" officeooo:rsid="0026c3c9" officeooo:paragraph-rsid="0026c3c9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style:text-underline-style="none" fo:font-weight="bold" officeooo:rsid="00277eff" officeooo:paragraph-rsid="00277eff" style:font-style-asian="normal" style:font-weight-asian="bold" style:font-style-complex="normal" style:font-weight-complex="bold"/>
    </style:style>
    <style:style style:name="P16" style:family="paragraph" style:parent-style-name="Standard">
      <style:text-properties officeooo:rsid="00248448" officeooo:paragraph-rsid="00277eff"/>
    </style:style>
    <style:style style:name="P17" style:family="paragraph" style:parent-style-name="Standard">
      <style:text-properties officeooo:rsid="002369db" officeooo:paragraph-rsid="002369db"/>
    </style:style>
    <style:style style:name="P18" style:family="paragraph" style:parent-style-name="Standard">
      <style:text-properties fo:language="zxx" fo:country="none" fo:font-style="normal" style:text-underline-style="none" fo:font-weight="bold" officeooo:rsid="00277eff" officeooo:paragraph-rsid="002e2761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9" style:family="paragraph" style:parent-style-name="Standard">
      <style:text-properties fo:language="zxx" fo:country="none" fo:font-style="normal" style:text-underline-style="none" fo:font-weight="bold" officeooo:rsid="00277eff" officeooo:paragraph-rsid="002e642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20" style:family="paragraph" style:parent-style-name="Standard">
      <style:text-properties fo:language="zxx" fo:country="none" fo:font-style="normal" style:text-underline-style="none" fo:font-weight="bold" officeooo:rsid="00305411" officeooo:paragraph-rsid="00305411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21" style:family="paragraph" style:parent-style-name="Standard">
      <style:text-properties fo:language="zxx" fo:country="none" fo:font-style="normal" style:text-underline-style="none" fo:font-weight="bold" officeooo:rsid="0031b67e" officeooo:paragraph-rsid="0031b67e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22" style:family="paragraph" style:parent-style-name="Standard">
      <style:text-properties fo:language="zxx" fo:country="none" fo:font-style="normal" style:text-underline-style="none" fo:font-weight="bold" officeooo:rsid="003302b3" officeooo:paragraph-rsid="003302b3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23" style:family="paragraph" style:parent-style-name="Standard">
      <style:text-properties fo:language="zxx" fo:country="none" fo:font-style="normal" style:text-underline-style="none" fo:font-weight="bold" officeooo:rsid="00344fde" officeooo:paragraph-rsid="00344fde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24" style:family="paragraph" style:parent-style-name="Standard">
      <style:text-properties fo:language="zxx" fo:country="none" fo:font-style="normal" style:text-underline-style="none" fo:font-weight="bold" officeooo:rsid="00350499" officeooo:paragraph-rsid="00350499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25" style:family="paragraph" style:parent-style-name="Standard">
      <style:text-properties fo:language="zxx" fo:country="none" fo:font-style="normal" style:text-underline-style="none" fo:font-weight="normal" officeooo:rsid="00277eff" officeooo:paragraph-rsid="002fd0f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6" style:family="paragraph" style:parent-style-name="Standard">
      <style:text-properties fo:language="zxx" fo:country="none" fo:font-style="normal" style:text-underline-style="none" fo:font-weight="normal" officeooo:rsid="002fd0f2" officeooo:paragraph-rsid="002fd0f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7" style:family="paragraph" style:parent-style-name="Standard">
      <style:text-properties fo:language="zxx" fo:country="none" fo:font-style="normal" style:text-underline-style="none" fo:font-weight="normal" officeooo:rsid="00305411" officeooo:paragraph-rsid="0030541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8" style:family="paragraph" style:parent-style-name="Standard">
      <style:text-properties fo:language="zxx" fo:country="none" fo:font-style="normal" style:text-underline-style="none" fo:font-weight="normal" officeooo:rsid="0031b67e" officeooo:paragraph-rsid="0031b67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9" style:family="paragraph" style:parent-style-name="Standard">
      <style:text-properties fo:language="zxx" fo:country="none" fo:font-style="normal" style:text-underline-style="none" fo:font-weight="normal" officeooo:rsid="003302b3" officeooo:paragraph-rsid="003302b3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0" style:family="paragraph" style:parent-style-name="Standard">
      <style:text-properties fo:language="zxx" fo:country="none" fo:font-style="normal" style:text-underline-style="none" fo:font-weight="normal" officeooo:rsid="00344fde" officeooo:paragraph-rsid="00344fd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1" style:family="paragraph" style:parent-style-name="Standard">
      <style:text-properties fo:language="zxx" fo:country="none" fo:font-style="normal" style:text-underline-style="none" fo:font-weight="normal" officeooo:rsid="00350499" officeooo:paragraph-rsid="0035049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2" style:family="paragraph" style:parent-style-name="Standard">
      <style:text-properties fo:language="zxx" fo:country="none" fo:font-style="normal" style:text-underline-style="none" fo:font-weight="normal" officeooo:rsid="0036052c" officeooo:paragraph-rsid="0036052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3" style:family="paragraph" style:parent-style-name="Standard">
      <style:text-properties fo:language="zxx" fo:country="none" fo:font-style="normal" style:text-underline-style="none" fo:font-weight="normal" officeooo:rsid="00375f09" officeooo:paragraph-rsid="00375f0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4" style:family="paragraph" style:parent-style-name="Standard">
      <style:text-properties officeooo:paragraph-rsid="002e642d"/>
    </style:style>
    <style:style style:name="P35" style:family="paragraph" style:parent-style-name="Standard">
      <style:text-properties fo:font-weight="bold" officeooo:rsid="002fd0f2" officeooo:paragraph-rsid="002fd0f2" style:font-weight-asian="bold" style:font-weight-complex="bold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20b7c0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237e29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223c4d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23c39b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2e642d" style:font-style-asian="normal" style:font-weight-asian="normal" style:font-style-complex="normal" style:font-weight-complex="normal"/>
    </style:style>
    <style:style style:name="T7" style:family="text">
      <style:text-properties fo:font-style="italic" style:text-underline-style="none" fo:font-weight="normal" officeooo:rsid="00223c4d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277eff"/>
    </style:style>
    <style:style style:name="T11" style:family="text">
      <style:text-properties officeooo:rsid="002e2761"/>
    </style:style>
    <style:style style:name="T12" style:family="text">
      <style:text-properties officeooo:rsid="002e642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language="zxx" fo:country="none" fo:font-style="normal" style:text-underline-style="none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5" style:family="text">
      <style:text-properties fo:language="zxx" fo:country="none" fo:font-style="normal" style:text-underline-style="none" fo:font-weight="normal" officeooo:rsid="00277eff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6" style:family="text">
      <style:text-properties officeooo:rsid="0036052c"/>
    </style:style>
    <style:style style:name="T17" style:family="text">
      <style:text-properties officeooo:rsid="003781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<text:span text:style-name="T10">e Bugtesting</text:span></text:p>
      <text:p text:style-name="P1">P-Seminar Informatik</text:p>
      <text:p text:style-name="P1"/>
      <text:p text:style-name="P16"><text:a xlink:type="simple" xlink:href="https://github.com/Rexjek/Rithmomachie/blob/master/bugs" text:style-name="Internet_20_link" text:visited-style-name="Visited_20_Internet_20_Link"><text:span text:style-name="T3">h</text:span></text:a><text:a xlink:type="simple" xlink:href="https://github.com/Rexjek/Rithmomachie/blob/master/bugs" text:style-name="Internet_20_link" text:visited-style-name="Visited_20_Internet_20_Link">ttps://github.com/Rexjek/Rithmomachie/blob/master/bugs</text:a><text:span text:style-name="T1"> 1.4.5a.txt</text:span></text:p>
      <text:p text:style-name="P1"/>
      <text:p text:style-name="P13">04.06.2018</text:p>
      <text:p text:style-name="P1">Paul Morgenthaler / Max Baumann</text:p>
      <text:p text:style-name="P9"/>
      <text:p text:style-name="P2"><text:span text:style-name="T2">1. Bestätigung der bestehenden Bugs </text:span><text:span text:style-name="T7">(siehe Dokument: </text:span><text:span text:style-name="Strong_20_Emphasis"><text:span text:style-name="T9">bugs</text:span></text:span><text:span text:style-name="Strong_20_Emphasis"><text:span text:style-name="T8"> </text:span></text:span><text:span text:style-name="Strong_20_Emphasis"><text:span text:style-name="T9">1.4.5a.txt</text:span></text:span><text:span text:style-name="T7">)</text:span></text:p>
      <text:p text:style-name="P17"><text:span text:style-name="T4">Ü</text:span><text:span text:style-name="T1">berarbeitung des Dokuments mit "#" für behoben, "." für nicht behoben, "</text:span><text:span text:style-name="T5">+" für neue Bugs</text:span><text:span text:style-name="T1"> </text:span></text:p>
      <text:p text:style-name="P3"/>
      <text:p text:style-name="P14">11.06.2018</text:p>
      <text:p text:style-name="P4">Max Baumann</text:p>
      <text:p text:style-name="P4"/>
      <text:p text:style-name="P4">Hinzu<text:span text:style-name="T10">f</text:span>ügen von diversen gefundenen Bugs in das oben verlinkte Dokument</text:p>
      <text:p text:style-name="P4"/>
      <text:p text:style-name="P15">18.06.2018</text:p>
      <text:p text:style-name="P5">Paul Morgenthaler / Max Baumann</text:p>
      <text:p text:style-name="P5"/>
      <text:p text:style-name="P7">Suchen nach neuen Bugs schwerfällig, Verallgemeinerung der bereits bestehenden Bugs.</text:p>
      <text:p text:style-name="P10">Aktualisierung der Bugliste auf <text:s/>Basis von Version 1.4.6.rar</text:p>
      <text:p text:style-name="P10"/>
      <text:p text:style-name="P18">25.06.2018</text:p>
      <text:p text:style-name="P6">Paul Morgenthaler / Max Baumann</text:p>
      <text:p text:style-name="P6"/>
      <text:p text:style-name="P11">Aktualisierung der Bugliste auf <text:s/>Basis von Version 1.4.6.rar</text:p>
      <text:p text:style-name="P8">Suchen nach neuen Bugs <text:span text:style-name="T11">aufgrund neuer Version 1.4.6</text:span></text:p>
      <text:p text:style-name="P8"/>
      <text:p text:style-name="P19">17.09.2018</text:p>
      <text:p text:style-name="P25">Paul Morgenthaler / Max Baumann</text:p>
      <text:p text:style-name="P12"/>
      <text:p text:style-name="P34"><text:span text:style-name="T6">Analyse des Spieles </text:span>Rhythmomachia-The Philosopher´s Game, <text:span text:style-name="T12">Ergebnisse siehe Github</text:span></text:p>
      <text:p text:style-name="P34"/>
      <text:p text:style-name="P35">24.09.2018</text:p>
      <text:p text:style-name="P35"><text:span text:style-name="T13">Paul </text:span><text:span text:style-name="T15">Morgenthaler / Max Baumann</text:span></text:p>
      <text:p text:style-name="P25"/>
      <text:p text:style-name="P35"><text:span text:style-name="T15">e</text:span><text:span text:style-name="T14">rneute Überprüfung der Version 1.4.6rar</text:span></text:p>
      <text:p text:style-name="P35"><text:span text:style-name="T15">F</text:span><text:span text:style-name="T14">eueralarm</text:span></text:p>
      <text:p text:style-name="P26">gespielt, um Paul die nötige Praxiserfahrung im Spiel zur Ermöglichung weiterer Tests [Zukünftige Versionen – v.a. Schlagen mit Nummern] </text:p>
      <text:p text:style-name="P26"/>
      <text:p text:style-name="P20">01.10.18</text:p>
      <text:p text:style-name="P27">Paul Morgenthaler / Max Baumann</text:p>
      <text:p text:style-name="P27"/>
      <text:p text:style-name="P27">Überprüfung der neuen Version 1.4.7</text:p>
      <text:p text:style-name="P27"/>
      <text:p text:style-name="P21">08.10.2018<text:tab/></text:p>
      <text:p text:style-name="P28">Max Baumann<text:tab/></text:p>
      <text:p text:style-name="P28"/>
      <text:p text:style-name="P28">Überprüfung der neuen Version 1.4.8 mit dokumentation gefundener Bugs</text:p>
      <text:p text:style-name="P28"/>
      <text:p text:style-name="P28"/>
      <text:p text:style-name="P22"><text:soft-page-break/>15.10.2018</text:p>
      <text:p text:style-name="P29">Max Baumann</text:p>
      <text:p text:style-name="P29"/>
      <text:p text:style-name="P29">Weitere genaue Überprüfung der Version 1.4.8 und <text:span text:style-name="T16">D</text:span>okumentation gefundener Bugs.</text:p>
      <text:p text:style-name="P29"/>
      <text:p text:style-name="P23">22.10.18</text:p>
      <text:p text:style-name="P30">Max Baumann</text:p>
      <text:p text:style-name="P30"/>
      <text:p text:style-name="P30">Neue Version noch nicht verfügbar -&gt; Paul Morgenthaler beim Auskommentieren des Quellcodes geholfen</text:p>
      <text:p text:style-name="P30"/>
      <text:p text:style-name="P24">12.11.18</text:p>
      <text:p text:style-name="P31">Max Baumann / Paul Morgenthaler</text:p>
      <text:p text:style-name="P31"/>
      <text:p text:style-name="P32">Einarbeitung in aktuellste Version, Überprüfung der Kommentare im Quellcode in Zusammenarbeit.</text:p>
      <text:p text:style-name="P32"/>
      <text:p text:style-name="P33"/>
      <text:p text:style-name="P33"/>
      <text:p text:style-name="P33"/>
      <text:p text:style-name="P32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8M22S</meta:editing-duration>
    <meta:editing-cycles>26</meta:editing-cycles>
    <meta:generator>LibreOffice/5.4.2.2$Windows_X86_64 LibreOffice_project/22b09f6418e8c2d508a9eaf86b2399209b0990f4</meta:generator>
    <dc:date>2018-11-12T16:32:24.472000000</dc:date>
    <meta:document-statistic meta:table-count="0" meta:image-count="0" meta:object-count="0" meta:page-count="2" meta:paragraph-count="41" meta:word-count="209" meta:character-count="1602" meta:non-whitespace-character-count="1427"/>
    <meta:user-defined meta:name="Info 1"/>
    <meta:user-defined meta:name="Info 2"/>
    <meta:user-defined meta:name="Info 3"/>
    <meta:user-defined meta:name="Info 4"/>
  </office:meta>
</office:document-meta>
</file>